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1" table:style-name="ta1">
        <table:shapes>
          <draw:frame draw:z-index="0" draw:style-name="gr1" draw:text-style-name="P1" svg:width="2.2492in" svg:height="0.7102in" svg:x="6.2626in" svg:y="4.8535in">
            <draw:object draw:notify-on-update-of-ranges="V1.G27:V1.G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3681in" svg:y="0.0394in">
            <draw:object draw:notify-on-update-of-ranges="V1.B1:V1.B1 V1.B2:V1.B11 V1.C1:V1.C1 V1.C2:V1.C11 V1.D1:V1.D1 V1.D2:V1.D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3047in" svg:height="3.5362in" svg:x="10.7098in" svg:y="0.089in">
            <draw:object draw:notify-on-update-of-ranges="V1.B12:V1.B12 V1.B13:V1.B22 V1.C12:V1.C12 V1.C13:V1.C22 V1.D12:V1.D12 V1.D13:V1.D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8in" svg:height="3.5429in" svg:x="4.3953in" svg:y="3.635in">
            <draw:object draw:notify-on-update-of-ranges="V1.B23:V1.B23 V1.B24:V1.B33 V1.C23:V1.C23 V1.C24:V1.C33 V1.D23:V1.D23 V1.D24:V1.D3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3047in" svg:height="3.5366in" svg:x="10.8984in" svg:y="3.7287in">
            <draw:object draw:notify-on-update-of-ranges="V1.B34:V1.B34 V1.B35:V1.B44 V1.C34:V1.C34 V1.C35:V1.C44 V1.D34:V1.D34 V1.D35:V1.D4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6.3047in" svg:height="3.5362in" svg:x="4.3783in" svg:y="7.3543in">
            <draw:object draw:notify-on-update-of-ranges="V1.B45:V1.B45 V1.B46:V1.B55 V1.C45:V1.C45 V1.C46:V1.C55 V1.D45:V1.D45 V1.D46:V1.D5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6" draw:style-name="gr1" draw:text-style-name="P1" svg:width="6.3051in" svg:height="3.5362in" svg:x="10.7772in" svg:y="7.2358in">
            <draw:object draw:notify-on-update-of-ranges="V1.B56:V1.B56 V1.B57:V1.B66 V1.C56:V1.C56 V1.C57:V1.C66 V1.D56:V1.D56 V1.D57:V1.D6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ot1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170" calcext:value-type="float">
            <text:p>9170</text:p>
          </table:table-cell>
          <table:table-cell office:value-type="float" office:value="9546" calcext:value-type="float">
            <text:p>9546</text:p>
          </table:table-cell>
          <table:table-cell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182" calcext:value-type="float">
            <text:p>7182</text:p>
          </table:table-cell>
          <table:table-cell office:value-type="float" office:value="8543" calcext:value-type="float">
            <text:p>8543</text:p>
          </table:table-cell>
          <table:table-cell office:value-type="float" office:value="8406" calcext:value-type="float">
            <text:p>84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964" calcext:value-type="float">
            <text:p>4964</text:p>
          </table:table-cell>
          <table:table-cell office:value-type="float" office:value="7545" calcext:value-type="float">
            <text:p>7545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709" calcext:value-type="float">
            <text:p>2709</text:p>
          </table:table-cell>
          <table:table-cell office:value-type="float" office:value="6413" calcext:value-type="float">
            <text:p>6413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287" calcext:value-type="float">
            <text:p>1287</text:p>
          </table:table-cell>
          <table:table-cell office:value-type="float" office:value="5432" calcext:value-type="float">
            <text:p>5432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91" calcext:value-type="float">
            <text:p>391</text:p>
          </table:table-cell>
          <table:table-cell office:value-type="float" office:value="4390" calcext:value-type="float">
            <text:p>4390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04" calcext:value-type="float">
            <text:p>104</text:p>
          </table:table-cell>
          <table:table-cell office:value-type="float" office:value="3414" calcext:value-type="float">
            <text:p>3414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3" calcext:value-type="float">
            <text:p>13</text:p>
          </table:table-cell>
          <table:table-cell office:value-type="float" office:value="2147" calcext:value-type="float">
            <text:p>214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lot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905" calcext:value-type="float">
            <text:p>8905</text:p>
          </table:table-cell>
          <table:table-cell office:value-type="float" office:value="9582" calcext:value-type="float">
            <text:p>9582</text:p>
          </table:table-cell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410" calcext:value-type="float">
            <text:p>6410</text:p>
          </table:table-cell>
          <table:table-cell office:value-type="float" office:value="8555" calcext:value-type="float">
            <text:p>8555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684" calcext:value-type="float">
            <text:p>3684</text:p>
          </table:table-cell>
          <table:table-cell office:value-type="float" office:value="7623" calcext:value-type="float">
            <text:p>7623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88" calcext:value-type="float">
            <text:p>1388</text:p>
          </table:table-cell>
          <table:table-cell office:value-type="float" office:value="6464" calcext:value-type="float">
            <text:p>6464</text:p>
          </table:table-cell>
          <table:table-cell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48" calcext:value-type="float">
            <text:p>348</text:p>
          </table:table-cell>
          <table:table-cell office:value-type="float" office:value="5377" calcext:value-type="float">
            <text:p>5377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3" calcext:value-type="float">
            <text:p>43</text:p>
          </table:table-cell>
          <table:table-cell office:value-type="float" office:value="4252" calcext:value-type="float">
            <text:p>4252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3281" calcext:value-type="float">
            <text:p>3281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ot3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537" calcext:value-type="float">
            <text:p>8537</text:p>
          </table:table-cell>
          <table:table-cell office:value-type="float" office:value="9585" calcext:value-type="float">
            <text:p>9585</text:p>
          </table:table-cell>
          <table:table-cell office:value-type="float" office:value="9546" calcext:value-type="float">
            <text:p>954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453" calcext:value-type="float">
            <text:p>5453</text:p>
          </table:table-cell>
          <table:table-cell office:value-type="float" office:value="8581" calcext:value-type="float">
            <text:p>8581</text:p>
          </table:table-cell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83" calcext:value-type="float">
            <text:p>2083</text:p>
          </table:table-cell>
          <table:table-cell office:value-type="float" office:value="7616" calcext:value-type="float">
            <text:p>7616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36" calcext:value-type="float">
            <text:p>436</text:p>
          </table:table-cell>
          <table:table-cell office:value-type="float" office:value="6594" calcext:value-type="float">
            <text:p>6594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5464" calcext:value-type="float">
            <text:p>5464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4432" calcext:value-type="float">
            <text:p>4432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ot4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986" calcext:value-type="float">
            <text:p>9986</text:p>
          </table:table-cell>
          <table:table-cell table:number-columns-repeated="2"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667" calcext:value-type="float">
            <text:p>9667</text:p>
          </table:table-cell>
          <table:table-cell office:value-type="float" office:value="9996" calcext:value-type="float">
            <text:p>9996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37" calcext:value-type="float">
            <text:p>7337</text:p>
          </table:table-cell>
          <table:table-cell office:value-type="float" office:value="9905" calcext:value-type="float">
            <text:p>9905</text:p>
          </table:table-cell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919" calcext:value-type="float">
            <text:p>2919</text:p>
          </table:table-cell>
          <table:table-cell office:value-type="float" office:value="9303" calcext:value-type="float">
            <text:p>9303</text:p>
          </table:table-cell>
          <table:table-cell office:value-type="float" office:value="9181" calcext:value-type="float">
            <text:p>918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18" calcext:value-type="float">
            <text:p>218</text:p>
          </table:table-cell>
          <table:table-cell office:value-type="float" office:value="5005" calcext:value-type="float">
            <text:p>5005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plot5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987" calcext:value-type="float">
            <text:p>998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750" calcext:value-type="float">
            <text:p>8750</text:p>
          </table:table-cell>
          <table:table-cell office:value-type="float" office:value="9998" calcext:value-type="float">
            <text:p>9998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027" calcext:value-type="float">
            <text:p>3027</text:p>
          </table:table-cell>
          <table:table-cell office:value-type="float" office:value="9935" calcext:value-type="float">
            <text:p>9935</text:p>
          </table:table-cell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6" calcext:value-type="float">
            <text:p>26</text:p>
          </table:table-cell>
          <table:table-cell office:value-type="float" office:value="4754" calcext:value-type="float">
            <text:p>4754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string" calcext:value-type="string">
            <text:p>plot6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735" calcext:value-type="float">
            <text:p>9735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950" calcext:value-type="float">
            <text:p>2950</text:p>
          </table:table-cell>
          <table:table-cell office:value-type="float" office:value="9997" calcext:value-type="float">
            <text:p>9997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3104" calcext:value-type="float">
            <text:p>3104</text:p>
          </table:table-cell>
        </table:table-row>
      </table:table>
      <table:table table:name="V2" table:style-name="ta1">
        <table:shapes>
          <draw:frame draw:z-index="0" draw:style-name="gr1" draw:text-style-name="P1" svg:width="2.2492in" svg:height="0.7102in" svg:x="6.2626in" svg:y="4.8535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4.3681in" svg:y="0.0394in">
            <draw:object draw:notify-on-update-of-ranges="V2.B1:V2.B1 V2.B2:V2.B11 V2.C1:V2.C1 V2.C2:V2.C11 V2.D1:V2.D1 V2.D2:V2.D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3047in" svg:height="3.5366in" svg:x="10.737in" svg:y="0.0591in">
            <draw:object draw:notify-on-update-of-ranges="V2.B13:V2.B22 V2.C13:V2.C22 V2.D13:V2.D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4.3681in" svg:y="4.2713in">
            <draw:object draw:notify-on-update-of-ranges="V2.B23:V2.B23 V2.B24:V2.B33 V2.C23:V2.C23 V2.C24:V2.C33 V2.D23:V2.D23 V2.D24:V2.D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3051in" svg:height="3.5366in" svg:x="10.7772in" svg:y="4.3059in">
            <draw:object draw:notify-on-update-of-ranges="V2.B34:V2.B34 V2.B35:V2.B44 V2.C34:V2.C34 V2.C35:V2.C44 V2.D34:V2.D34 V2.D35:V2.D4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ot1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102" calcext:value-type="float">
            <text:p>9102</text:p>
          </table:table-cell>
          <table:table-cell office:value-type="float" office:value="9246" calcext:value-type="float">
            <text:p>9246</text:p>
          </table:table-cell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227" calcext:value-type="float">
            <text:p>7227</text:p>
          </table:table-cell>
          <table:table-cell office:value-type="float" office:value="7487" calcext:value-type="float">
            <text:p>7487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791" calcext:value-type="float">
            <text:p>4791</text:p>
          </table:table-cell>
          <table:table-cell office:value-type="float" office:value="5065" calcext:value-type="float">
            <text:p>5065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762" calcext:value-type="float">
            <text:p>2762</text:p>
          </table:table-cell>
          <table:table-cell office:value-type="float" office:value="2991" calcext:value-type="float">
            <text:p>2991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197" calcext:value-type="float">
            <text:p>1197</text:p>
          </table:table-cell>
          <table:table-cell office:value-type="float" office:value="1320" calcext:value-type="float">
            <text:p>1320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26" calcext:value-type="float">
            <text:p>426</text:p>
          </table:table-cell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t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899" calcext:value-type="float">
            <text:p>8899</text:p>
          </table:table-cell>
          <table:table-cell office:value-type="float" office:value="9079" calcext:value-type="float">
            <text:p>9079</text:p>
          </table:table-cell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483" calcext:value-type="float">
            <text:p>6483</text:p>
          </table:table-cell>
          <table:table-cell office:value-type="float" office:value="6925" calcext:value-type="float">
            <text:p>6925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640" calcext:value-type="float">
            <text:p>3640</text:p>
          </table:table-cell>
          <table:table-cell office:value-type="float" office:value="4066" calcext:value-type="float">
            <text:p>4066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51" calcext:value-type="float">
            <text:p>1451</text:p>
          </table:table-cell>
          <table:table-cell office:value-type="float" office:value="1664" calcext:value-type="float">
            <text:p>1664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09" calcext:value-type="float">
            <text:p>309</text:p>
          </table:table-cell>
          <table:table-cell office:value-type="float" office:value="377" calcext:value-type="float">
            <text:p>37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t3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597" calcext:value-type="float">
            <text:p>8597</text:p>
          </table:table-cell>
          <table:table-cell office:value-type="float" office:value="8796" calcext:value-type="float">
            <text:p>8796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501" calcext:value-type="float">
            <text:p>5501</text:p>
          </table:table-cell>
          <table:table-cell office:value-type="float" office:value="6231" calcext:value-type="float">
            <text:p>6231</text:p>
          </table:table-cell>
          <table:table-cell office:value-type="float" office:value="6213" calcext:value-type="float">
            <text:p>62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93" calcext:value-type="float">
            <text:p>393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t4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994" calcext:value-type="float">
            <text:p>9994</text:p>
          </table:table-cell>
          <table:table-cell office:value-type="float" office:value="9995" calcext:value-type="float">
            <text:p>9995</text:p>
          </table:table-cell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651" calcext:value-type="float">
            <text:p>9651</text:p>
          </table:table-cell>
          <table:table-cell office:value-type="float" office:value="9660" calcext:value-type="float">
            <text:p>9660</text:p>
          </table:table-cell>
          <table:table-cell office:value-type="float" office:value="9642" calcext:value-type="float">
            <text:p>96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292" calcext:value-type="float">
            <text:p>7292</text:p>
          </table:table-cell>
          <table:table-cell office:value-type="float" office:value="7368" calcext:value-type="float">
            <text:p>7368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997" calcext:value-type="float">
            <text:p>2997</text:p>
          </table:table-cell>
          <table:table-cell office:value-type="float" office:value="3156" calcext:value-type="float">
            <text:p>3156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8" calcext:value-type="float">
            <text:p>198</text:p>
          </table:table-cell>
          <table:table-cell office:value-type="float" office:value="235" calcext:value-type="float">
            <text:p>23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lot5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9992" calcext:value-type="float">
            <text:p>9992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819" calcext:value-type="float">
            <text:p>8819</text:p>
          </table:table-cell>
          <table:table-cell table:number-columns-repeated="2" office:value-type="float" office:value="8839" calcext:value-type="float">
            <text:p>883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945" calcext:value-type="float">
            <text:p>2945</text:p>
          </table:table-cell>
          <table:table-cell table:number-columns-repeated="2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ot6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748" calcext:value-type="float">
            <text:p>9748</text:p>
          </table:table-cell>
          <table:table-cell table:number-columns-repeated="2" office:value-type="float" office:value="9749" calcext:value-type="float">
            <text:p>974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V3" table:style-name="ta1">
        <table:shapes>
          <draw:frame draw:z-index="0" draw:style-name="gr1" draw:text-style-name="P1" svg:width="2.2492in" svg:height="0.7102in" svg:x="6.2626in" svg:y="4.8535in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4.3681in" svg:y="0.0394in">
            <draw:object draw:notify-on-update-of-ranges="V3.B1:V3.B1 V3.B2:V3.B11 V3.C1:V3.C1 V3.C2:V3.C11 V3.D1:V3.D1 V3.D2:V3.D1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4.3681in" svg:y="4.2713in">
            <draw:object draw:notify-on-update-of-ranges="V3.B23:V3.B23 V3.B24:V3.B33 V3.C23:V3.C23 V3.C24:V3.C33 V3.D23:V3.D23 V3.D24:V3.D3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6.3051in" svg:height="3.5366in" svg:x="10.7772in" svg:y="4.3059in">
            <draw:object draw:notify-on-update-of-ranges="V3.B34:V3.B34 V3.B35:V3.B44 V3.C34:V3.C34 V3.C35:V3.C44 V3.D34:V3.D34 V3.D35:V3.D4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4" draw:style-name="gr1" draw:text-style-name="P1" svg:width="6.2988in" svg:height="3.5429in" svg:x="4.3681in" svg:y="8.5031in">
            <draw:object draw:notify-on-update-of-ranges="V3.B45:V3.B45 V3.B46:V3.B55 V3.C45:V3.C45 V3.C46:V3.C55 V3.D45:V3.D45 V3.D46:V3.D5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6.3047in" svg:height="3.5362in" svg:x="10.9524in" svg:y="7.9465in">
            <draw:object draw:notify-on-update-of-ranges="V3.B56:V3.B56 V3.B57:V3.B66 V3.C56:V3.C56 V3.C57:V3.C66 V3.D56:V3.D56 V3.D57:V3.D6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6" draw:style-name="gr1" draw:text-style-name="P1" svg:width="6.3047in" svg:height="3.5366in" svg:x="10.737in" svg:y="0.1035in">
            <draw:object draw:notify-on-update-of-ranges="V3.B12:V3.B12 V3.B13:V3.B22 V3.C12:V3.C12 V3.C13:V3.C22 V3.D12:V3.D12 V3.D13:V3.D2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ot1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193" calcext:value-type="float">
            <text:p>9193</text:p>
          </table:table-cell>
          <table:table-cell office:value-type="float" office:value="9565" calcext:value-type="float">
            <text:p>9565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162" calcext:value-type="float">
            <text:p>7162</text:p>
          </table:table-cell>
          <table:table-cell office:value-type="float" office:value="8547" calcext:value-type="float">
            <text:p>8547</text:p>
          </table:table-cell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915" calcext:value-type="float">
            <text:p>4915</text:p>
          </table:table-cell>
          <table:table-cell office:value-type="float" office:value="7590" calcext:value-type="float">
            <text:p>7590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784" calcext:value-type="float">
            <text:p>2784</text:p>
          </table:table-cell>
          <table:table-cell office:value-type="float" office:value="6650" calcext:value-type="float">
            <text:p>6650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210" calcext:value-type="float">
            <text:p>1210</text:p>
          </table:table-cell>
          <table:table-cell office:value-type="float" office:value="5766" calcext:value-type="float">
            <text:p>5766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95" calcext:value-type="float">
            <text:p>395</text:p>
          </table:table-cell>
          <table:table-cell office:value-type="float" office:value="4922" calcext:value-type="float">
            <text:p>4922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5" calcext:value-type="float">
            <text:p>75</text:p>
          </table:table-cell>
          <table:table-cell office:value-type="float" office:value="4177" calcext:value-type="float">
            <text:p>4177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346" calcext:value-type="float">
            <text:p>234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lot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890" calcext:value-type="float">
            <text:p>8890</text:p>
          </table:table-cell>
          <table:table-cell office:value-type="float" office:value="9569" calcext:value-type="float">
            <text:p>9569</text:p>
          </table:table-cell>
          <table:table-cell office:value-type="float" office:value="9065" calcext:value-type="float">
            <text:p>906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450" calcext:value-type="float">
            <text:p>6450</text:p>
          </table:table-cell>
          <table:table-cell office:value-type="float" office:value="8523" calcext:value-type="float">
            <text:p>8523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557" calcext:value-type="float">
            <text:p>3557</text:p>
          </table:table-cell>
          <table:table-cell office:value-type="float" office:value="7506" calcext:value-type="float">
            <text:p>7506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18" calcext:value-type="float">
            <text:p>1418</text:p>
          </table:table-cell>
          <table:table-cell office:value-type="float" office:value="6615" calcext:value-type="float">
            <text:p>6615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office:value-type="float" office:value="5664" calcext:value-type="float">
            <text:p>5664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6" calcext:value-type="float">
            <text:p>56</text:p>
          </table:table-cell>
          <table:table-cell office:value-type="float" office:value="4968" calcext:value-type="float">
            <text:p>4968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102" calcext:value-type="float">
            <text:p>4102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ot3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556" calcext:value-type="float">
            <text:p>8556</text:p>
          </table:table-cell>
          <table:table-cell office:value-type="float" office:value="9595" calcext:value-type="float">
            <text:p>9595</text:p>
          </table:table-cell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601" calcext:value-type="float">
            <text:p>5601</text:p>
          </table:table-cell>
          <table:table-cell office:value-type="float" office:value="8676" calcext:value-type="float">
            <text:p>8676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190" calcext:value-type="float">
            <text:p>2190</text:p>
          </table:table-cell>
          <table:table-cell office:value-type="float" office:value="7635" calcext:value-type="float">
            <text:p>7635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27" calcext:value-type="float">
            <text:p>427</text:p>
          </table:table-cell>
          <table:table-cell office:value-type="float" office:value="6706" calcext:value-type="float">
            <text:p>6706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6" calcext:value-type="float">
            <text:p>36</text:p>
          </table:table-cell>
          <table:table-cell office:value-type="float" office:value="5744" calcext:value-type="float">
            <text:p>5744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4782" calcext:value-type="float">
            <text:p>4782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4022" calcext:value-type="float">
            <text:p>4022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229" calcext:value-type="float">
            <text:p>3229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ot4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657" calcext:value-type="float">
            <text:p>9657</text:p>
          </table:table-cell>
          <table:table-cell office:value-type="float" office:value="9999" calcext:value-type="float">
            <text:p>9999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324" calcext:value-type="float">
            <text:p>7324</text:p>
          </table:table-cell>
          <table:table-cell office:value-type="float" office:value="9982" calcext:value-type="float">
            <text:p>9982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933" calcext:value-type="float">
            <text:p>2933</text:p>
          </table:table-cell>
          <table:table-cell office:value-type="float" office:value="9915" calcext:value-type="float">
            <text:p>9915</text:p>
          </table:table-cell>
          <table:table-cell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01" calcext:value-type="float">
            <text:p>201</text:p>
          </table:table-cell>
          <table:table-cell office:value-type="float" office:value="9701" calcext:value-type="float">
            <text:p>9701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string" calcext:value-type="string">
            <text:p>plot5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988" calcext:value-type="float">
            <text:p>998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832" calcext:value-type="float">
            <text:p>8832</text:p>
          </table:table-cell>
          <table:table-cell office:value-type="float" office:value="10000" calcext:value-type="float">
            <text:p>10000</text:p>
          </table:table-cell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941" calcext:value-type="float">
            <text:p>2941</text:p>
          </table:table-cell>
          <table:table-cell office:value-type="float" office:value="9998" calcext:value-type="float">
            <text:p>9998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7" calcext:value-type="float">
            <text:p>27</text:p>
          </table:table-cell>
          <table:table-cell office:value-type="float" office:value="9987" calcext:value-type="float">
            <text:p>9987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string" calcext:value-type="string">
            <text:p>plot6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T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762" calcext:value-type="float">
            <text:p>976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848" calcext:value-type="float">
            <text:p>2848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142" calcext:value-type="float">
            <text:p>314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8:30:33.334832584</meta:creation-date>
    <dc:date>2015-03-07T22:47:45.920704349</dc:date>
    <meta:editing-duration>PT1H30M37S</meta:editing-duration>
    <meta:editing-cycles>1</meta:editing-cycles>
    <meta:document-statistic meta:table-count="4" meta:cell-count="792" meta:object-count="19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714cm" svg:height="1.805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V1.G27:V1.G2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84cm" xlink:href=".." xlink:type="simple" chart:class="chart:line" chart:style-name="ch1">
        <chart:legend chart:legend-position="end" svg:x="14.001cm" svg:y="3.602cm" style:legend-expansion="high" chart:style-name="ch2"/>
        <chart:plot-area chart:style-name="ch3" table:cell-range-address="V1.B34:V1.D44" chart:data-source-has-labels="row" svg:x="0.32cm" svg:y="0.179cm" svg:width="13.361cm" svg:height="8.626cm">
          <chartooo:coordinate-region svg:x="1.629cm" svg:y="0.41cm" svg:width="11.839cm" svg:height="7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1.B35:V1.B44" chart:label-cell-address="V1.B34:V1.B34" chart:class="chart:line">
            <chart:data-point chart:repeated="10"/>
          </chart:series>
          <chart:series chart:style-name="ch7" chart:values-cell-range-address="V1.C35:V1.C44" chart:label-cell-address="V1.C34:V1.C34" chart:class="chart:line">
            <chart:data-point chart:repeated="10"/>
          </chart:series>
          <chart:series chart:style-name="ch8" chart:values-cell-range-address="V1.D35:V1.D44" chart:label-cell-address="V1.D34:V1.D3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1.B34:V1.B34</svg:desc>
                </draw:g>
              </table:table-cell>
              <table:table-cell office:value-type="string">
                <text:p>DM</text:p>
                <draw:g>
                  <svg:desc>V1.C34:V1.C34</svg:desc>
                </draw:g>
              </table:table-cell>
              <table:table-cell office:value-type="string">
                <text:p>LST</text:p>
                <draw:g>
                  <svg:desc>V1.D34:V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V1.B35:V1.B44</svg:desc>
                </draw:g>
              </table:table-cell>
              <table:table-cell office:value-type="float" office:value="10000">
                <text:p>10000</text:p>
                <draw:g>
                  <svg:desc>V1.C35:V1.C44</svg:desc>
                </draw:g>
              </table:table-cell>
              <table:table-cell office:value-type="float" office:value="10000">
                <text:p>10000</text:p>
                <draw:g>
                  <svg:desc>V1.D35:V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6">
                <text:p>9986</text:p>
              </table:table-cell>
              <table:table-cell office:value-type="float" office:value="9998">
                <text:p>9998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67">
                <text:p>9667</text:p>
              </table:table-cell>
              <table:table-cell office:value-type="float" office:value="9996">
                <text:p>9996</text:p>
              </table:table-cell>
              <table:table-cell office:value-type="float" office:value="9979">
                <text:p>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37">
                <text:p>7337</text:p>
              </table:table-cell>
              <table:table-cell office:value-type="float" office:value="9905">
                <text:p>9905</text:p>
              </table:table-cell>
              <table:table-cell office:value-type="float" office:value="9841">
                <text:p>9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19">
                <text:p>2919</text:p>
              </table:table-cell>
              <table:table-cell office:value-type="float" office:value="9303">
                <text:p>9303</text:p>
              </table:table-cell>
              <table:table-cell office:value-type="float" office:value="9181">
                <text:p>9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5005">
                <text:p>5005</text:p>
              </table:table-cell>
              <table:table-cell office:value-type="float" office:value="4866">
                <text:p>48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83cm" xlink:href=".." xlink:type="simple" chart:class="chart:line" chart:style-name="ch1">
        <chart:legend chart:legend-position="end" svg:x="14.001cm" svg:y="3.601cm" style:legend-expansion="high" chart:style-name="ch2"/>
        <chart:plot-area chart:style-name="ch3" table:cell-range-address="V1.B45:V1.D55" chart:data-source-has-labels="row" svg:x="0.32cm" svg:y="0.179cm" svg:width="13.361cm" svg:height="8.625cm">
          <chartooo:coordinate-region svg:x="1.629cm" svg:y="0.41cm" svg:width="11.839cm" svg:height="7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1.B46:V1.B55" chart:label-cell-address="V1.B45:V1.B45" chart:class="chart:line">
            <chart:data-point chart:repeated="10"/>
          </chart:series>
          <chart:series chart:style-name="ch7" chart:values-cell-range-address="V1.C46:V1.C55" chart:label-cell-address="V1.C45:V1.C45" chart:class="chart:line">
            <chart:data-point chart:repeated="10"/>
          </chart:series>
          <chart:series chart:style-name="ch8" chart:values-cell-range-address="V1.D46:V1.D55" chart:label-cell-address="V1.D45:V1.D4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1.B45:V1.B45</svg:desc>
                </draw:g>
              </table:table-cell>
              <table:table-cell office:value-type="string">
                <text:p>DM</text:p>
                <draw:g>
                  <svg:desc>V1.C45:V1.C45</svg:desc>
                </draw:g>
              </table:table-cell>
              <table:table-cell office:value-type="string">
                <text:p>LST</text:p>
                <draw:g>
                  <svg:desc>V1.D45:V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V1.B46:V1.B55</svg:desc>
                </draw:g>
              </table:table-cell>
              <table:table-cell office:value-type="float" office:value="10000">
                <text:p>10000</text:p>
                <draw:g>
                  <svg:desc>V1.C46:V1.C55</svg:desc>
                </draw:g>
              </table:table-cell>
              <table:table-cell office:value-type="float" office:value="10000">
                <text:p>10000</text:p>
                <draw:g>
                  <svg:desc>V1.D46:V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7">
                <text:p>99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50">
                <text:p>8750</text:p>
              </table:table-cell>
              <table:table-cell office:value-type="float" office:value="9998">
                <text:p>9998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7">
                <text:p>3027</text:p>
              </table:table-cell>
              <table:table-cell office:value-type="float" office:value="9935">
                <text:p>9935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754">
                <text:p>4754</text:p>
              </table:table-cell>
              <table:table-cell office:value-type="float" office:value="4635">
                <text:p>46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8.983cm" xlink:href=".." xlink:type="simple" chart:class="chart:line" chart:style-name="ch1">
        <chart:legend chart:legend-position="end" svg:x="14.002cm" svg:y="3.601cm" style:legend-expansion="high" chart:style-name="ch2"/>
        <chart:plot-area chart:style-name="ch3" table:cell-range-address="V1.B56:V1.D66" chart:data-source-has-labels="row" svg:x="0.32cm" svg:y="0.179cm" svg:width="13.362cm" svg:height="8.625cm">
          <chartooo:coordinate-region svg:x="1.629cm" svg:y="0.41cm" svg:width="11.84cm" svg:height="7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1.B57:V1.B66" chart:label-cell-address="V1.B56:V1.B56" chart:class="chart:line">
            <chart:data-point chart:repeated="10"/>
          </chart:series>
          <chart:series chart:style-name="ch7" chart:values-cell-range-address="V1.C57:V1.C66" chart:label-cell-address="V1.C56:V1.C56" chart:class="chart:line">
            <chart:data-point chart:repeated="10"/>
          </chart:series>
          <chart:series chart:style-name="ch8" chart:values-cell-range-address="V1.D57:V1.D66" chart:label-cell-address="V1.D56:V1.D5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1.B56:V1.B56</svg:desc>
                </draw:g>
              </table:table-cell>
              <table:table-cell office:value-type="string">
                <text:p>DM</text:p>
                <draw:g>
                  <svg:desc>V1.C56:V1.C56</svg:desc>
                </draw:g>
              </table:table-cell>
              <table:table-cell office:value-type="string">
                <text:p>LST</text:p>
                <draw:g>
                  <svg:desc>V1.D56:V1.D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V1.B57:V1.B66</svg:desc>
                </draw:g>
              </table:table-cell>
              <table:table-cell office:value-type="float" office:value="10000">
                <text:p>10000</text:p>
                <draw:g>
                  <svg:desc>V1.C57:V1.C66</svg:desc>
                </draw:g>
              </table:table-cell>
              <table:table-cell office:value-type="float" office:value="10000">
                <text:p>10000</text:p>
                <draw:g>
                  <svg:desc>V1.D57:V1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35">
                <text:p>973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0">
                <text:p>2950</text:p>
              </table:table-cell>
              <table:table-cell office:value-type="float" office:value="9997">
                <text:p>9997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170">
                <text:p>3170</text:p>
              </table:table-cell>
              <table:table-cell office:value-type="float" office:value="3104">
                <text:p>31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714cm" svg:height="1.805cm" xlink:href=".." xlink:type="simple" chart:class="chart:line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6cm" svg:y="3.61cm" style:legend-expansion="high" chart:style-name="ch2"/>
        <chart:plot-area chart:style-name="ch3" table:cell-range-address="V3.B1:V3.D11" chart:data-source-has-labels="row" svg:x="0.32cm" svg:y="0.18cm" svg:width="13.346cm" svg:height="8.64cm">
          <chartooo:coordinate-region svg:x="1.629cm" svg:y="0.411cm" svg:width="11.825cm" svg:height="7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3.B2:V3.B11" chart:label-cell-address="V3.B1:V3.B1" chart:class="chart:line">
            <chart:data-point chart:repeated="10"/>
          </chart:series>
          <chart:series chart:style-name="ch7" chart:values-cell-range-address="V3.C2:V3.C11" chart:label-cell-address="V3.C1:V3.C1" chart:class="chart:line">
            <chart:data-point chart:repeated="10"/>
          </chart:series>
          <chart:series chart:style-name="ch8" chart:values-cell-range-address="V3.D2:V3.D11" chart:label-cell-address="V3.D1:V3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3.B1:V3.B1</svg:desc>
                </draw:g>
              </table:table-cell>
              <table:table-cell office:value-type="string">
                <text:p>DM</text:p>
                <draw:g>
                  <svg:desc>V3.C1:V3.C1</svg:desc>
                </draw:g>
              </table:table-cell>
              <table:table-cell office:value-type="string">
                <text:p>LST</text:p>
                <draw:g>
                  <svg:desc>V3.D1:V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93">
                <text:p>9193</text:p>
                <draw:g>
                  <svg:desc>V3.B2:V3.B11</svg:desc>
                </draw:g>
              </table:table-cell>
              <table:table-cell office:value-type="float" office:value="9565">
                <text:p>9565</text:p>
                <draw:g>
                  <svg:desc>V3.C2:V3.C11</svg:desc>
                </draw:g>
              </table:table-cell>
              <table:table-cell office:value-type="float" office:value="9290">
                <text:p>9290</text:p>
                <draw:g>
                  <svg:desc>V3.D2:V3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62">
                <text:p>7162</text:p>
              </table:table-cell>
              <table:table-cell office:value-type="float" office:value="8547">
                <text:p>8547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15">
                <text:p>4915</text:p>
              </table:table-cell>
              <table:table-cell office:value-type="float" office:value="7590">
                <text:p>7590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4">
                <text:p>2784</text:p>
              </table:table-cell>
              <table:table-cell office:value-type="float" office:value="6650">
                <text:p>6650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5766">
                <text:p>5766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4922">
                <text:p>4922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4177">
                <text:p>4177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879">
                <text:p>287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46">
                <text:p>2346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84cm" xlink:href=".." xlink:type="simple" chart:class="chart:line" chart:style-name="ch1">
        <chart:legend chart:legend-position="end" svg:x="14.001cm" svg:y="3.602cm" style:legend-expansion="high" chart:style-name="ch2"/>
        <chart:plot-area chart:style-name="ch3" table:cell-range-address="V3.B12:V3.D22" chart:data-source-has-labels="row" svg:x="0.32cm" svg:y="0.179cm" svg:width="13.361cm" svg:height="8.626cm">
          <chartooo:coordinate-region svg:x="1.629cm" svg:y="0.41cm" svg:width="11.839cm" svg:height="7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3.B13:V3.B22" chart:label-cell-address="V3.B12:V3.B12" chart:class="chart:line">
            <chart:data-point chart:repeated="10"/>
          </chart:series>
          <chart:series chart:style-name="ch7" chart:values-cell-range-address="V3.C13:V3.C22" chart:label-cell-address="V3.C12:V3.C12" chart:class="chart:line">
            <chart:data-point chart:repeated="10"/>
          </chart:series>
          <chart:series chart:style-name="ch8" chart:values-cell-range-address="V3.D13:V3.D22" chart:label-cell-address="V3.D12:V3.D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3.B12:V3.B12</svg:desc>
                </draw:g>
              </table:table-cell>
              <table:table-cell office:value-type="string">
                <text:p>DM</text:p>
                <draw:g>
                  <svg:desc>V3.C12:V3.C12</svg:desc>
                </draw:g>
              </table:table-cell>
              <table:table-cell office:value-type="string">
                <text:p>LST</text:p>
                <draw:g>
                  <svg:desc>V3.D12:V3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90">
                <text:p>8890</text:p>
                <draw:g>
                  <svg:desc>V3.B13:V3.B22</svg:desc>
                </draw:g>
              </table:table-cell>
              <table:table-cell office:value-type="float" office:value="9569">
                <text:p>9569</text:p>
                <draw:g>
                  <svg:desc>V3.C13:V3.C22</svg:desc>
                </draw:g>
              </table:table-cell>
              <table:table-cell office:value-type="float" office:value="9065">
                <text:p>9065</text:p>
                <draw:g>
                  <svg:desc>V3.D13:V3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50">
                <text:p>6450</text:p>
              </table:table-cell>
              <table:table-cell office:value-type="float" office:value="8523">
                <text:p>8523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7">
                <text:p>3557</text:p>
              </table:table-cell>
              <table:table-cell office:value-type="float" office:value="7506">
                <text:p>7506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8">
                <text:p>1418</text:p>
              </table:table-cell>
              <table:table-cell office:value-type="float" office:value="6615">
                <text:p>6615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2">
                <text:p>292</text:p>
              </table:table-cell>
              <table:table-cell office:value-type="float" office:value="5664">
                <text:p>5664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4968">
                <text:p>4968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102">
                <text:p>4102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486">
                <text:p>348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792">
                <text:p>279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10">
                <text:p>221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6cm" svg:y="3.61cm" style:legend-expansion="high" chart:style-name="ch2"/>
        <chart:plot-area chart:style-name="ch3" table:cell-range-address="V3.B23:V3.D33" chart:data-source-has-labels="row" svg:x="0.32cm" svg:y="0.18cm" svg:width="13.346cm" svg:height="8.64cm">
          <chartooo:coordinate-region svg:x="1.629cm" svg:y="0.411cm" svg:width="11.825cm" svg:height="7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3.B24:V3.B33" chart:label-cell-address="V3.B23:V3.B23" chart:class="chart:line">
            <chart:data-point chart:repeated="10"/>
          </chart:series>
          <chart:series chart:style-name="ch7" chart:values-cell-range-address="V3.C24:V3.C33" chart:label-cell-address="V3.C23:V3.C23" chart:class="chart:line">
            <chart:data-point chart:repeated="10"/>
          </chart:series>
          <chart:series chart:style-name="ch8" chart:values-cell-range-address="V3.D24:V3.D33" chart:label-cell-address="V3.D23:V3.D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3.B23:V3.B23</svg:desc>
                </draw:g>
              </table:table-cell>
              <table:table-cell office:value-type="string">
                <text:p>DM</text:p>
                <draw:g>
                  <svg:desc>V3.C23:V3.C23</svg:desc>
                </draw:g>
              </table:table-cell>
              <table:table-cell office:value-type="string">
                <text:p>LST</text:p>
                <draw:g>
                  <svg:desc>V3.D23:V3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56">
                <text:p>8556</text:p>
                <draw:g>
                  <svg:desc>V3.B24:V3.B33</svg:desc>
                </draw:g>
              </table:table-cell>
              <table:table-cell office:value-type="float" office:value="9595">
                <text:p>9595</text:p>
                <draw:g>
                  <svg:desc>V3.C24:V3.C33</svg:desc>
                </draw:g>
              </table:table-cell>
              <table:table-cell office:value-type="float" office:value="8752">
                <text:p>8752</text:p>
                <draw:g>
                  <svg:desc>V3.D24:V3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1">
                <text:p>5601</text:p>
              </table:table-cell>
              <table:table-cell office:value-type="float" office:value="8676">
                <text:p>8676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0">
                <text:p>2190</text:p>
              </table:table-cell>
              <table:table-cell office:value-type="float" office:value="7635">
                <text:p>7635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7">
                <text:p>427</text:p>
              </table:table-cell>
              <table:table-cell office:value-type="float" office:value="6706">
                <text:p>6706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5744">
                <text:p>574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782">
                <text:p>478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022">
                <text:p>4022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229">
                <text:p>322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699">
                <text:p>269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32">
                <text:p>203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8.984cm" xlink:href=".." xlink:type="simple" chart:class="chart:line" chart:style-name="ch1">
        <chart:legend chart:legend-position="end" svg:x="14.002cm" svg:y="3.602cm" style:legend-expansion="high" chart:style-name="ch2"/>
        <chart:plot-area chart:style-name="ch3" table:cell-range-address="V3.B34:V3.D44" chart:data-source-has-labels="row" svg:x="0.32cm" svg:y="0.179cm" svg:width="13.362cm" svg:height="8.626cm">
          <chartooo:coordinate-region svg:x="1.629cm" svg:y="0.41cm" svg:width="11.84cm" svg:height="7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3.B35:V3.B44" chart:label-cell-address="V3.B34:V3.B34" chart:class="chart:line">
            <chart:data-point chart:repeated="10"/>
          </chart:series>
          <chart:series chart:style-name="ch7" chart:values-cell-range-address="V3.C35:V3.C44" chart:label-cell-address="V3.C34:V3.C34" chart:class="chart:line">
            <chart:data-point chart:repeated="10"/>
          </chart:series>
          <chart:series chart:style-name="ch8" chart:values-cell-range-address="V3.D35:V3.D44" chart:label-cell-address="V3.D34:V3.D3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3.B34:V3.B34</svg:desc>
                </draw:g>
              </table:table-cell>
              <table:table-cell office:value-type="string">
                <text:p>DM</text:p>
                <draw:g>
                  <svg:desc>V3.C34:V3.C34</svg:desc>
                </draw:g>
              </table:table-cell>
              <table:table-cell office:value-type="string">
                <text:p>LST</text:p>
                <draw:g>
                  <svg:desc>V3.D34:V3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V3.B35:V3.B44</svg:desc>
                </draw:g>
              </table:table-cell>
              <table:table-cell office:value-type="float" office:value="10000">
                <text:p>10000</text:p>
                <draw:g>
                  <svg:desc>V3.C35:V3.C44</svg:desc>
                </draw:g>
              </table:table-cell>
              <table:table-cell office:value-type="float" office:value="10000">
                <text:p>10000</text:p>
                <draw:g>
                  <svg:desc>V3.D35:V3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0">
                <text:p>9990</text:p>
              </table:table-cell>
              <table:table-cell office:value-type="float" office:value="10000">
                <text:p>10000</text:p>
              </table:table-cell>
              <table:table-cell office:value-type="float" office:value="9981">
                <text:p>9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57">
                <text:p>9657</text:p>
              </table:table-cell>
              <table:table-cell office:value-type="float" office:value="9999">
                <text:p>9999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24">
                <text:p>7324</text:p>
              </table:table-cell>
              <table:table-cell office:value-type="float" office:value="9982">
                <text:p>9982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3">
                <text:p>2933</text:p>
              </table:table-cell>
              <table:table-cell office:value-type="float" office:value="9915">
                <text:p>9915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9701">
                <text:p>9701</text:p>
              </table:table-cell>
              <table:table-cell office:value-type="float" office:value="4571">
                <text:p>457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6cm" svg:y="3.61cm" style:legend-expansion="high" chart:style-name="ch2"/>
        <chart:plot-area chart:style-name="ch3" table:cell-range-address="V3.B45:V3.D55" chart:data-source-has-labels="row" svg:x="0.32cm" svg:y="0.18cm" svg:width="13.346cm" svg:height="8.64cm">
          <chartooo:coordinate-region svg:x="1.629cm" svg:y="0.411cm" svg:width="11.825cm" svg:height="7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3.B46:V3.B55" chart:label-cell-address="V3.B45:V3.B45" chart:class="chart:line">
            <chart:data-point chart:repeated="10"/>
          </chart:series>
          <chart:series chart:style-name="ch7" chart:values-cell-range-address="V3.C46:V3.C55" chart:label-cell-address="V3.C45:V3.C45" chart:class="chart:line">
            <chart:data-point chart:repeated="10"/>
          </chart:series>
          <chart:series chart:style-name="ch8" chart:values-cell-range-address="V3.D46:V3.D55" chart:label-cell-address="V3.D45:V3.D4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3.B45:V3.B45</svg:desc>
                </draw:g>
              </table:table-cell>
              <table:table-cell office:value-type="string">
                <text:p>DM</text:p>
                <draw:g>
                  <svg:desc>V3.C45:V3.C45</svg:desc>
                </draw:g>
              </table:table-cell>
              <table:table-cell office:value-type="string">
                <text:p>LST</text:p>
                <draw:g>
                  <svg:desc>V3.D45:V3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V3.B46:V3.B55</svg:desc>
                </draw:g>
              </table:table-cell>
              <table:table-cell office:value-type="float" office:value="10000">
                <text:p>10000</text:p>
                <draw:g>
                  <svg:desc>V3.C46:V3.C55</svg:desc>
                </draw:g>
              </table:table-cell>
              <table:table-cell office:value-type="float" office:value="10000">
                <text:p>10000</text:p>
                <draw:g>
                  <svg:desc>V3.D46:V3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8">
                <text:p>9988</text:p>
              </table:table-cell>
              <table:table-cell office:value-type="float" office:value="10000">
                <text:p>10000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32">
                <text:p>8832</text:p>
              </table:table-cell>
              <table:table-cell office:value-type="float" office:value="10000">
                <text:p>10000</text:p>
              </table:table-cell>
              <table:table-cell office:value-type="float" office:value="9987">
                <text:p>9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1">
                <text:p>2941</text:p>
              </table:table-cell>
              <table:table-cell office:value-type="float" office:value="9998">
                <text:p>9998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9987">
                <text:p>9987</text:p>
              </table:table-cell>
              <table:table-cell office:value-type="float" office:value="4561">
                <text:p>456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83cm" xlink:href=".." xlink:type="simple" chart:class="chart:line" chart:style-name="ch1">
        <chart:legend chart:legend-position="end" svg:x="14.001cm" svg:y="3.601cm" style:legend-expansion="high" chart:style-name="ch2"/>
        <chart:plot-area chart:style-name="ch3" table:cell-range-address="V3.B56:V3.D66" chart:data-source-has-labels="row" svg:x="0.32cm" svg:y="0.179cm" svg:width="13.361cm" svg:height="8.625cm">
          <chartooo:coordinate-region svg:x="1.629cm" svg:y="0.41cm" svg:width="11.839cm" svg:height="7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3.B57:V3.B66" chart:label-cell-address="V3.B56:V3.B56" chart:class="chart:line">
            <chart:data-point chart:repeated="10"/>
          </chart:series>
          <chart:series chart:style-name="ch7" chart:values-cell-range-address="V3.C57:V3.C66" chart:label-cell-address="V3.C56:V3.C56" chart:class="chart:line">
            <chart:data-point chart:repeated="10"/>
          </chart:series>
          <chart:series chart:style-name="ch8" chart:values-cell-range-address="V3.D57:V3.D66" chart:label-cell-address="V3.D56:V3.D5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3.B56:V3.B56</svg:desc>
                </draw:g>
              </table:table-cell>
              <table:table-cell office:value-type="string">
                <text:p>DM</text:p>
                <draw:g>
                  <svg:desc>V3.C56:V3.C56</svg:desc>
                </draw:g>
              </table:table-cell>
              <table:table-cell office:value-type="string">
                <text:p>LST</text:p>
                <draw:g>
                  <svg:desc>V3.D56:V3.D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V3.B57:V3.B66</svg:desc>
                </draw:g>
              </table:table-cell>
              <table:table-cell office:value-type="float" office:value="10000">
                <text:p>10000</text:p>
                <draw:g>
                  <svg:desc>V3.C57:V3.C66</svg:desc>
                </draw:g>
              </table:table-cell>
              <table:table-cell office:value-type="float" office:value="10000">
                <text:p>10000</text:p>
                <draw:g>
                  <svg:desc>V3.D57:V3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62">
                <text:p>97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8">
                <text:p>2848</text:p>
              </table:table-cell>
              <table:table-cell office:value-type="float" office:value="10000">
                <text:p>10000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142">
                <text:p>314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714cm" svg:height="1.805cm" xlink:href=".." xlink:type="simple" chart:class="chart:line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6cm" svg:y="3.61cm" style:legend-expansion="high" chart:style-name="ch2"/>
        <chart:plot-area chart:style-name="ch3" table:cell-range-address="V2.B1:V2.D11" chart:data-source-has-labels="row" svg:x="0.32cm" svg:y="0.18cm" svg:width="13.346cm" svg:height="8.64cm">
          <chartooo:coordinate-region svg:x="1.629cm" svg:y="0.41cm" svg:width="11.825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2.B2:V2.B11" chart:label-cell-address="V2.B1:V2.B1" chart:class="chart:line">
            <chart:data-point chart:repeated="10"/>
          </chart:series>
          <chart:series chart:style-name="ch7" chart:values-cell-range-address="V2.C2:V2.C11" chart:label-cell-address="V2.C1:V2.C1" chart:class="chart:line">
            <chart:data-point chart:repeated="10"/>
          </chart:series>
          <chart:series chart:style-name="ch8" chart:values-cell-range-address="V2.D2:V2.D11" chart:label-cell-address="V2.D1:V2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2.B1:V2.B1</svg:desc>
                </draw:g>
              </table:table-cell>
              <table:table-cell office:value-type="string">
                <text:p>DM</text:p>
                <draw:g>
                  <svg:desc>V2.C1:V2.C1</svg:desc>
                </draw:g>
              </table:table-cell>
              <table:table-cell office:value-type="string">
                <text:p>LST</text:p>
                <draw:g>
                  <svg:desc>V2.D1:V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02">
                <text:p>9102</text:p>
                <draw:g>
                  <svg:desc>V2.B2:V2.B11</svg:desc>
                </draw:g>
              </table:table-cell>
              <table:table-cell office:value-type="float" office:value="9246">
                <text:p>9246</text:p>
                <draw:g>
                  <svg:desc>V2.C2:V2.C11</svg:desc>
                </draw:g>
              </table:table-cell>
              <table:table-cell office:value-type="float" office:value="9175">
                <text:p>9175</text:p>
                <draw:g>
                  <svg:desc>V2.D2:V2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27">
                <text:p>7227</text:p>
              </table:table-cell>
              <table:table-cell office:value-type="float" office:value="7487">
                <text:p>7487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91">
                <text:p>4791</text:p>
              </table:table-cell>
              <table:table-cell office:value-type="float" office:value="5065">
                <text:p>5065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2">
                <text:p>2762</text:p>
              </table:table-cell>
              <table:table-cell office:value-type="float" office:value="2991">
                <text:p>2991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7">
                <text:p>1197</text:p>
              </table:table-cell>
              <table:table-cell office:value-type="float" office:value="1320">
                <text:p>132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6">
                <text:p>426</text:p>
              </table:table-cell>
              <table:table-cell office:value-type="float" office:value="491">
                <text:p>49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84cm" xlink:href=".." xlink:type="simple" chart:class="chart:line" chart:style-name="ch1">
        <chart:legend chart:legend-position="end" svg:x="13.083cm" svg:y="3.602cm" style:legend-expansion="high" chart:style-name="ch2"/>
        <chart:plot-area chart:style-name="ch3" table:cell-range-address="V2.B13:V2.D22" svg:x="0.32cm" svg:y="0.179cm" svg:width="12.443cm" svg:height="8.626cm">
          <chartooo:coordinate-region svg:x="1.629cm" svg:y="0.409cm" svg:width="10.921cm" svg:height="7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2.B13:V2.B22" chart:class="chart:line">
            <chart:data-point chart:repeated="10"/>
          </chart:series>
          <chart:series chart:style-name="ch7" chart:values-cell-range-address="V2.C13:V2.C22" chart:class="chart:line">
            <chart:data-point chart:repeated="10"/>
          </chart:series>
          <chart:series chart:style-name="ch8" chart:values-cell-range-address="V2.D13:V2.D2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99">
                <text:p>8899</text:p>
                <draw:g>
                  <svg:desc>V2.B13:V2.B22</svg:desc>
                </draw:g>
              </table:table-cell>
              <table:table-cell office:value-type="float" office:value="9079">
                <text:p>9079</text:p>
                <draw:g>
                  <svg:desc>V2.C13:V2.C22</svg:desc>
                </draw:g>
              </table:table-cell>
              <table:table-cell office:value-type="float" office:value="8994">
                <text:p>8994</text:p>
                <draw:g>
                  <svg:desc>V2.D13:V2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6925">
                <text:p>6925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40">
                <text:p>3640</text:p>
              </table:table-cell>
              <table:table-cell office:value-type="float" office:value="4066">
                <text:p>406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1">
                <text:p>1451</text:p>
              </table:table-cell>
              <table:table-cell office:value-type="float" office:value="1664">
                <text:p>1664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377">
                <text:p>37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6cm" svg:y="3.61cm" style:legend-expansion="high" chart:style-name="ch2"/>
        <chart:plot-area chart:style-name="ch3" table:cell-range-address="V2.B23:V2.D33" chart:data-source-has-labels="row" svg:x="0.32cm" svg:y="0.18cm" svg:width="13.346cm" svg:height="8.64cm">
          <chartooo:coordinate-region svg:x="1.629cm" svg:y="0.41cm" svg:width="11.825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2.B24:V2.B33" chart:label-cell-address="V2.B23:V2.B23" chart:class="chart:line">
            <chart:data-point chart:repeated="10"/>
          </chart:series>
          <chart:series chart:style-name="ch7" chart:values-cell-range-address="V2.C24:V2.C33" chart:label-cell-address="V2.C23:V2.C23" chart:class="chart:line">
            <chart:data-point chart:repeated="10"/>
          </chart:series>
          <chart:series chart:style-name="ch8" chart:values-cell-range-address="V2.D24:V2.D33" chart:label-cell-address="V2.D23:V2.D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2.B23:V2.B23</svg:desc>
                </draw:g>
              </table:table-cell>
              <table:table-cell office:value-type="string">
                <text:p>DM</text:p>
                <draw:g>
                  <svg:desc>V2.C23:V2.C23</svg:desc>
                </draw:g>
              </table:table-cell>
              <table:table-cell office:value-type="string">
                <text:p>LST</text:p>
                <draw:g>
                  <svg:desc>V2.D23:V2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97">
                <text:p>8597</text:p>
                <draw:g>
                  <svg:desc>V2.B24:V2.B33</svg:desc>
                </draw:g>
              </table:table-cell>
              <table:table-cell office:value-type="float" office:value="8796">
                <text:p>8796</text:p>
                <draw:g>
                  <svg:desc>V2.C24:V2.C33</svg:desc>
                </draw:g>
              </table:table-cell>
              <table:table-cell office:value-type="float" office:value="8731">
                <text:p>8731</text:p>
                <draw:g>
                  <svg:desc>V2.D24:V2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1">
                <text:p>5501</text:p>
              </table:table-cell>
              <table:table-cell office:value-type="float" office:value="6231">
                <text:p>6231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8">
                <text:p>2108</text:p>
              </table:table-cell>
              <table:table-cell office:value-type="float" office:value="2758">
                <text:p>2758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">
                <text:p>393</text:p>
              </table:table-cell>
              <table:table-cell office:value-type="float" office:value="583">
                <text:p>58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8.984cm" xlink:href=".." xlink:type="simple" chart:class="chart:line" chart:style-name="ch1">
        <chart:legend chart:legend-position="end" svg:x="14.002cm" svg:y="3.602cm" style:legend-expansion="high" chart:style-name="ch2"/>
        <chart:plot-area chart:style-name="ch3" table:cell-range-address="V2.B34:V2.D44" chart:data-source-has-labels="row" svg:x="0.32cm" svg:y="0.179cm" svg:width="13.362cm" svg:height="8.626cm">
          <chartooo:coordinate-region svg:x="1.629cm" svg:y="0.41cm" svg:width="11.84cm" svg:height="7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2.B35:V2.B44" chart:label-cell-address="V2.B34:V2.B34" chart:class="chart:line">
            <chart:data-point chart:repeated="10"/>
          </chart:series>
          <chart:series chart:style-name="ch7" chart:values-cell-range-address="V2.C35:V2.C44" chart:label-cell-address="V2.C34:V2.C34" chart:class="chart:line">
            <chart:data-point chart:repeated="10"/>
          </chart:series>
          <chart:series chart:style-name="ch8" chart:values-cell-range-address="V2.D35:V2.D44" chart:label-cell-address="V2.D34:V2.D3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2.B34:V2.B34</svg:desc>
                </draw:g>
              </table:table-cell>
              <table:table-cell office:value-type="string">
                <text:p>DM</text:p>
                <draw:g>
                  <svg:desc>V2.C34:V2.C34</svg:desc>
                </draw:g>
              </table:table-cell>
              <table:table-cell office:value-type="string">
                <text:p>LST</text:p>
                <draw:g>
                  <svg:desc>V2.D34:V2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V2.B35:V2.B44</svg:desc>
                </draw:g>
              </table:table-cell>
              <table:table-cell office:value-type="float" office:value="10000">
                <text:p>10000</text:p>
                <draw:g>
                  <svg:desc>V2.C35:V2.C44</svg:desc>
                </draw:g>
              </table:table-cell>
              <table:table-cell office:value-type="float" office:value="10000">
                <text:p>10000</text:p>
                <draw:g>
                  <svg:desc>V2.D35:V2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4">
                <text:p>9994</text:p>
              </table:table-cell>
              <table:table-cell office:value-type="float" office:value="9995">
                <text:p>9995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51">
                <text:p>9651</text:p>
              </table:table-cell>
              <table:table-cell office:value-type="float" office:value="9660">
                <text:p>9660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92">
                <text:p>7292</text:p>
              </table:table-cell>
              <table:table-cell office:value-type="float" office:value="7368">
                <text:p>7368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7">
                <text:p>2997</text:p>
              </table:table-cell>
              <table:table-cell office:value-type="float" office:value="3156">
                <text:p>3156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235">
                <text:p>235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6cm" svg:y="3.61cm" style:legend-expansion="high" chart:style-name="ch2"/>
        <chart:plot-area chart:style-name="ch3" table:cell-range-address="V1.B1:V1.D11" chart:data-source-has-labels="row" svg:x="0.389cm" svg:y="0.141cm" svg:width="13.345cm" svg:height="8.639cm">
          <chartooo:coordinate-region svg:x="1.698cm" svg:y="0.372cm" svg:width="11.824cm" svg:height="7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1.B2:V1.B11" chart:label-cell-address="V1.B1:V1.B1" chart:class="chart:line">
            <chart:data-point chart:repeated="10"/>
          </chart:series>
          <chart:series chart:style-name="ch7" chart:values-cell-range-address="V1.C2:V1.C11" chart:label-cell-address="V1.C1:V1.C1" chart:class="chart:line">
            <chart:data-point chart:repeated="10"/>
          </chart:series>
          <chart:series chart:style-name="ch8" chart:values-cell-range-address="V1.D2:V1.D11" chart:label-cell-address="V1.D1:V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1.B1:V1.B1</svg:desc>
                </draw:g>
              </table:table-cell>
              <table:table-cell office:value-type="string">
                <text:p>DM</text:p>
                <draw:g>
                  <svg:desc>V1.C1:V1.C1</svg:desc>
                </draw:g>
              </table:table-cell>
              <table:table-cell office:value-type="string">
                <text:p>LST</text:p>
                <draw:g>
                  <svg:desc>V1.D1:V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70">
                <text:p>9170</text:p>
                <draw:g>
                  <svg:desc>V1.B2:V1.B11</svg:desc>
                </draw:g>
              </table:table-cell>
              <table:table-cell office:value-type="float" office:value="9546">
                <text:p>9546</text:p>
                <draw:g>
                  <svg:desc>V1.C2:V1.C11</svg:desc>
                </draw:g>
              </table:table-cell>
              <table:table-cell office:value-type="float" office:value="9527">
                <text:p>9527</text:p>
                <draw:g>
                  <svg:desc>V1.D2:V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82">
                <text:p>7182</text:p>
              </table:table-cell>
              <table:table-cell office:value-type="float" office:value="8543">
                <text:p>8543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64">
                <text:p>4964</text:p>
              </table:table-cell>
              <table:table-cell office:value-type="float" office:value="7545">
                <text:p>7545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9">
                <text:p>2709</text:p>
              </table:table-cell>
              <table:table-cell office:value-type="float" office:value="6413">
                <text:p>6413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7">
                <text:p>1287</text:p>
              </table:table-cell>
              <table:table-cell office:value-type="float" office:value="5432">
                <text:p>543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">
                <text:p>391</text:p>
              </table:table-cell>
              <table:table-cell office:value-type="float" office:value="4390">
                <text:p>439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3414">
                <text:p>3414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147">
                <text:p>214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55">
                <text:p>1055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83cm" xlink:href=".." xlink:type="simple" chart:class="chart:line" chart:style-name="ch1">
        <chart:legend chart:legend-position="end" svg:x="14.001cm" svg:y="3.601cm" style:legend-expansion="high" chart:style-name="ch2"/>
        <chart:plot-area chart:style-name="ch3" table:cell-range-address="V1.B12:V1.D22" chart:data-source-has-labels="row" svg:x="0.32cm" svg:y="0.179cm" svg:width="13.361cm" svg:height="8.625cm">
          <chartooo:coordinate-region svg:x="1.629cm" svg:y="0.41cm" svg:width="11.839cm" svg:height="7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1.B13:V1.B22" chart:label-cell-address="V1.B12:V1.B12" chart:class="chart:line">
            <chart:data-point chart:repeated="10"/>
          </chart:series>
          <chart:series chart:style-name="ch7" chart:values-cell-range-address="V1.C13:V1.C22" chart:label-cell-address="V1.C12:V1.C12" chart:class="chart:line">
            <chart:data-point chart:repeated="10"/>
          </chart:series>
          <chart:series chart:style-name="ch8" chart:values-cell-range-address="V1.D13:V1.D22" chart:label-cell-address="V1.D12:V1.D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1.B12:V1.B12</svg:desc>
                </draw:g>
              </table:table-cell>
              <table:table-cell office:value-type="string">
                <text:p>DM</text:p>
                <draw:g>
                  <svg:desc>V1.C12:V1.C12</svg:desc>
                </draw:g>
              </table:table-cell>
              <table:table-cell office:value-type="string">
                <text:p>LST</text:p>
                <draw:g>
                  <svg:desc>V1.D12:V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05">
                <text:p>8905</text:p>
                <draw:g>
                  <svg:desc>V1.B13:V1.B22</svg:desc>
                </draw:g>
              </table:table-cell>
              <table:table-cell office:value-type="float" office:value="9582">
                <text:p>9582</text:p>
                <draw:g>
                  <svg:desc>V1.C13:V1.C22</svg:desc>
                </draw:g>
              </table:table-cell>
              <table:table-cell office:value-type="float" office:value="9554">
                <text:p>9554</text:p>
                <draw:g>
                  <svg:desc>V1.D13:V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0">
                <text:p>6410</text:p>
              </table:table-cell>
              <table:table-cell office:value-type="float" office:value="8555">
                <text:p>8555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4">
                <text:p>3684</text:p>
              </table:table-cell>
              <table:table-cell office:value-type="float" office:value="7623">
                <text:p>7623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8">
                <text:p>1388</text:p>
              </table:table-cell>
              <table:table-cell office:value-type="float" office:value="6464">
                <text:p>6464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">
                <text:p>348</text:p>
              </table:table-cell>
              <table:table-cell office:value-type="float" office:value="5377">
                <text:p>5377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4252">
                <text:p>4252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281">
                <text:p>3281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74">
                <text:p>217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04">
                <text:p>100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6cm" svg:y="3.61cm" style:legend-expansion="high" chart:style-name="ch2"/>
        <chart:plot-area chart:style-name="ch3" table:cell-range-address="V1.B23:V1.D33" chart:data-source-has-labels="row" svg:x="0.32cm" svg:y="0.18cm" svg:width="13.346cm" svg:height="8.64cm">
          <chartooo:coordinate-region svg:x="1.629cm" svg:y="0.411cm" svg:width="11.825cm" svg:height="7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1.B24:V1.B33" chart:label-cell-address="V1.B23:V1.B23" chart:class="chart:line">
            <chart:data-point chart:repeated="10"/>
          </chart:series>
          <chart:series chart:style-name="ch7" chart:values-cell-range-address="V1.C24:V1.C33" chart:label-cell-address="V1.C23:V1.C23" chart:class="chart:line">
            <chart:data-point chart:repeated="10"/>
          </chart:series>
          <chart:series chart:style-name="ch8" chart:values-cell-range-address="V1.D24:V1.D33" chart:label-cell-address="V1.D23:V1.D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V1.B23:V1.B23</svg:desc>
                </draw:g>
              </table:table-cell>
              <table:table-cell office:value-type="string">
                <text:p>DM</text:p>
                <draw:g>
                  <svg:desc>V1.C23:V1.C23</svg:desc>
                </draw:g>
              </table:table-cell>
              <table:table-cell office:value-type="string">
                <text:p>LST</text:p>
                <draw:g>
                  <svg:desc>V1.D23:V1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37">
                <text:p>8537</text:p>
                <draw:g>
                  <svg:desc>V1.B24:V1.B33</svg:desc>
                </draw:g>
              </table:table-cell>
              <table:table-cell office:value-type="float" office:value="9585">
                <text:p>9585</text:p>
                <draw:g>
                  <svg:desc>V1.C24:V1.C33</svg:desc>
                </draw:g>
              </table:table-cell>
              <table:table-cell office:value-type="float" office:value="9546">
                <text:p>9546</text:p>
                <draw:g>
                  <svg:desc>V1.D24:V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53">
                <text:p>5453</text:p>
              </table:table-cell>
              <table:table-cell office:value-type="float" office:value="8581">
                <text:p>8581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3">
                <text:p>2083</text:p>
              </table:table-cell>
              <table:table-cell office:value-type="float" office:value="7616">
                <text:p>7616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  <table:table-cell office:value-type="float" office:value="6594">
                <text:p>6594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464">
                <text:p>5464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432">
                <text:p>443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300">
                <text:p>3300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29">
                <text:p>212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87">
                <text:p>98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